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1" fo:font-size="15.75pt" fo:font-style="normal" style:text-underline-style="none" fo:font-weight="bold" style:text-blinking="false" fo:background-color="transparen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1"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1" fo:font-size="21.75pt" fo:font-style="normal" style:text-underline-style="none" fo:font-weight="bold" style:text-blinking="false" fo:background-color="transparent"/>
    </style:style>
    <style:style style:name="P6"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1" fo:font-size="9.75pt" fo:font-style="normal" style:text-underline-style="none" fo:font-weight="normal" style:text-blinking="false" fo:background-color="transparent"/>
    </style:style>
    <style:style style:name="P7"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8" style:family="paragraph" style:parent-style-name="Text_20_body" style:list-style-name="L2">
      <style:paragraph-properties fo:margin-top="0cm" fo:margin-bottom="0cm" fo:line-height="1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9" style:family="paragraph" style:parent-style-name="Text_20_body" style:list-style-name="L2">
      <style:paragraph-properties fo:margin-top="0cm" fo:margin-bottom="0cm" fo:line-height="100%" style:writing-mode="lr-tb"/>
      <style:text-properties style:font-name="Times New Roman1" fo:font-size="12pt" style:font-size-asian="12pt" style:font-size-complex="12pt"/>
    </style:style>
    <style:style style:name="T1" style:family="text">
      <style:text-properties style:text-position="super 58%"/>
    </style:style>
    <style:style style:name="T2" style:family="text">
      <style:text-properties style:font-name="Times New Roman" fo:font-size="10pt" style:font-name-asian="Times New Roman" style:font-size-asian="10pt" style:font-name-complex="Times New Roman" style:font-size-complex="10pt"/>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style:font-name-asian="Times New Roman" style:font-size-asian="10pt" style:font-name-complex="Times New Roman" style:font-size-complex="10pt"/>
    </style:style>
    <style:style style:name="T5" style:family="text">
      <style:text-properties style:font-name-asian="Times New Roman" style:font-name-complex="Times New Roman"/>
    </style:style>
    <style:style style:name="T6" style:family="text">
      <style:text-properties fo:font-size="10pt" style:font-name-asian="Times New Roman" style:font-size-asian="10pt" style:font-name-complex="Times New Roman" style:font-size-complex="10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Arimaa – CR7 : Friday, October 24<text:span text:style-name="T1">th</text:span></text:p>
      <text:p text:style-name="P6">Presents : Everyone, Christian Raymond</text:p>
      <text:h text:style-name="P2" text:outline-level="1">Order of business :</text:h>
      <text:list xml:id="list1735600340369379333" text:style-name="L1">
        <text:list-item>
          <text:p text:style-name="P7">C++ VS Multithreading</text:p>
        </text:list-item>
        <text:list-item>
          <text:p text:style-name="P7">Architecture and solution software</text:p>
        </text:list-item>
        <text:list-item>
          <text:p text:style-name="P7">Remarks / Questions about the report</text:p>
        </text:list-item>
        <text:list-item>
          <text:p text:style-name="P7">General remarks for the writing of our futures reports</text:p>
        </text:list-item>
      </text:list>
      <text:p text:style-name="P4"/>
      <text:h text:style-name="P2" text:outline-level="1">Information :</text:h>
      <text:list xml:id="list2757038437557972121" text:style-name="L2">
        <text:list-item>
          <text:p text:style-name="P8">Two methods of parallelization: pc/thread (simpleto implement, efficient, MPI/sockets)better mpi, term in performant equivalent because use socket all</text:p>
          <text:p text:style-name="P8">more complicated algo, mpi is simple to use on a simple implementation or more</text:p>
          <text:p text:style-name="P8">fondation with MPI better because we can keep the esqueletonEquivalent moreor less for sockets. MPI pretty optimized.</text:p>
        </text:list-item>
        <text:list-item>
          <text:p text:style-name="P8">Parallelization methods, one major problem, all computer grid with gpu, ask nikos if we have some, he said looking for, very asked, not sure that we can use them, gpu in each computer, block parallelization, simple to imlement, optimized for gpu,</text:p>
          <text:p text:style-name="P8">No GPU ? Parallelization method can ba used for the two, but we choose one of them.</text:p>
          <text:p text:style-name="P8">Mabe use only CPU method : could work everywhere</text:p>
          <text:p text:style-name="P8">best starting with CPU if working take GPU problem change everything</text:p>
        </text:list-item>
        <text:list-item>
          <text:p text:style-name="P8">all computers have PGU</text:p>
        </text:list-item>
        <text:list-item>
          <text:p text:style-name="P8">Open MP work and OpenACC do the same but OpenACC do it better with the data management, example take 10x more to do the same work, simple as OpenMP (OpenACC created by OpenMP guys, merged partially, works well) Other possibility used Kuda, low level possiblility, change all codes, can't use it only in GPU (OpenAcc do both, we can use both of them) kuda all the code is complicated for nothing (for even are fucking complicated)</text:p>
        </text:list-item>
        <text:list-item>
          <text:p text:style-name="P8">Research boost C++ OpenMP :</text:p>
          <text:p text:style-name="P8">C++ don't delete, take lot of time, Open MP is better, personnalize use thread, generate a pull of thread. Performance the same, compilation : line of code more complicated, library we can use</text:p>
          <text:p text:style-name="P8">OpeNMP is not distroying the thread, thread waiting</text:p>
          <text:p text:style-name="P8">C++lib + library change the way of ditroying (basically the system)</text:p>
          <text:p text:style-name="P8">desactivate thread on open MP ?</text:p>
        </text:list-item>
        <text:list-item>
          <text:p text:style-name="P9"><text:span text:style-name="T3">Conclusion : </text:span><text:span text:style-name="T5">Our basic conclusion is that although we could express the parallelism using either Pthreads or OpenMP, it was easier to express the parallelism at a higher level of abstraction. OpenMP allowed enough control to express the parallelism without exposing the implementation details. Also, due to the higher level specification of parallelism with OpenMP, the tools available to assist in the construction of correct and efficient programs provide more useful information than the equivalent tools available for hand threaded programs.</text:span></text:p>
        </text:list-item>
        <text:list-item>
          <text:p text:style-name="P9"><text:span text:style-name="T5">Next report due to first draft 11/19 last draft 11/26 to hand paper 11/27</text:span></text:p>
        </text:list-item>
      </text:list>
      <text:h text:style-name="P3" text:outline-level="1">Planification</text:h>
      <text:p text:style-name="P1">Task<text:tab/><text:tab/><text:tab/><text:tab/><text:tab/><text:tab/><text:tab/><text:tab/>Responsible<text:tab/><text:tab/>Deadline</text:p>
      <text:p text:style-name="P1">Architecture and solutions software<text:tab/><text:tab/><text:tab/><text:tab/>Mikail, Baptiste<text:tab/>10/24</text:p>
      <text:p text:style-name="P1">Finish the game application<text:tab/><text:tab/><text:tab/><text:tab/><text:tab/>Gabriel<text:tab/><text:tab/>12/18</text:p>
      <text:p text:style-name="P1"/>
      <text:h text:style-name="P2" text:outline-level="1">Next meeting : 11/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1"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0-24T10:24:12.10</dc:date>
    <dc:creator>Dan </dc:creator>
    <meta:editing-duration>PT10H35M15S</meta:editing-duration>
    <meta:editing-cycles>167</meta:editing-cycles>
    <meta:generator>OpenOffice/4.1.1$Win32 OpenOffice.org_project/411m6$Build-9775</meta:generator>
    <meta:document-statistic meta:table-count="0" meta:image-count="0" meta:object-count="0" meta:page-count="1" meta:paragraph-count="29" meta:word-count="447" meta:character-count="2682"/>
  </office:meta>
</office:document-meta>
</file>